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C67000007C553C46734D.wmf"/>
  <manifest:file-entry manifest:media-type="" manifest:full-path="Pictures/200000080000C67000007C55EC9D8FFD.wmf"/>
  <manifest:file-entry manifest:media-type="" manifest:full-path="Pictures/2000000800008D2E00004F60B85A5BA3.wmf"/>
  <manifest:file-entry manifest:media-type="" manifest:full-path="Pictures/2000000800008D2E00004F60D7FB5CFB.wmf"/>
  <manifest:file-entry manifest:media-type="" manifest:full-path="Pictures/2000000800008D2E00004F609D473C34.wmf"/>
  <manifest:file-entry manifest:media-type="" manifest:full-path="Pictures/200000080000C67000007C55166E890B.wmf"/>
  <manifest:file-entry manifest:media-type="" manifest:full-path="Pictures/2000000800008D2E00004F6095B0A566.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3" svg:font-family="Arial" style:font-family-generic="swiss"/>
    <style:font-face style:name="Calibri1" svg:font-family="Calibri"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ell1" style:family="table">
      <style:table-properties style:width="15.984cm" fo:margin-left="-0.191cm" fo:margin-top="0cm" fo:margin-bottom="0cm" table:align="left" style:writing-mode="lr-tb"/>
    </style:style>
    <style:style style:name="Tabell1.A" style:family="table-column">
      <style:table-column-properties style:column-width="2.316cm"/>
    </style:style>
    <style:style style:name="Tabell1.B" style:family="table-column">
      <style:table-column-properties style:column-width="1.722cm"/>
    </style:style>
    <style:style style:name="Tabell1.C" style:family="table-column">
      <style:table-column-properties style:column-width="7.95cm"/>
    </style:style>
    <style:style style:name="Tabell1.D" style:family="table-column">
      <style:table-column-properties style:column-width="3.997cm"/>
    </style:style>
    <style:style style:name="Tabell1.1" style:family="table-row">
      <style:table-row-properties style:keep-together="true" fo:keep-together="auto"/>
    </style:style>
    <style:style style:name="Tabell1.A1" style:family="table-cell">
      <style:table-cell-properties fo:padding-left="0.191cm" fo:padding-right="0.191cm" fo:padding-top="0cm" fo:padding-bottom="0cm" fo:border="0.018cm solid #00000a"/>
    </style:style>
    <style:style style:name="Tabell1.A2" style:family="table-cell" style:data-style-name="N37">
      <style:table-cell-properties fo:padding-left="0.191cm" fo:padding-right="0.191cm" fo:padding-top="0cm" fo:padding-bottom="0cm" fo:border="0.018cm solid #00000a"/>
    </style:style>
    <style:style style:name="P1" style:family="paragraph" style:parent-style-name="Standard">
      <style:text-properties fo:font-size="10pt" style:font-size-asian="10pt" style:font-name-complex="Times New Roman2" style:font-size-complex="10pt"/>
    </style:style>
    <style:style style:name="P2" style:family="paragraph" style:parent-style-name="Standard">
      <style:paragraph-properties fo:text-align="center" style:justify-single-word="false"/>
      <style:text-properties fo:font-size="18pt" fo:font-weight="bold" style:font-size-asian="18pt" style:font-weight-asian="bold"/>
    </style:style>
    <style:style style:name="P3" style:family="paragraph" style:parent-style-name="Standard">
      <style:paragraph-properties fo:text-align="center" style:justify-single-word="false"/>
      <style:text-properties fo:font-size="24pt" fo:font-weight="bold" style:font-size-asian="24pt" style:font-weight-asian="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paragraph-properties style:line-height-at-least="0.457cm" fo:text-align="justify" style:justify-single-word="false" style:text-autospace="none"/>
      <style:text-properties style:font-name="Times New Roman1" fo:font-size="12pt" fo:language="zxx" fo:country="none" fo:font-weight="normal" style:font-name-asian="Times New Roman1" style:font-size-asian="12pt" style:font-weight-asian="normal" style:font-name-complex="Times New Roman1" style:font-size-complex="12pt" style:font-weight-complex="normal"/>
    </style:style>
    <style:style style:name="P7" style:family="paragraph" style:parent-style-name="Standard">
      <style:paragraph-properties style:line-height-at-least="0.457cm" fo:text-align="justify" style:justify-single-word="false" style:text-autospace="none"/>
      <style:text-properties style:font-name="Times New Roman1" fo:font-size="12pt" fo:language="zxx" fo:country="none" fo:font-weight="bold"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style:line-height-at-least="0.457cm" fo:text-align="justify" style:justify-single-word="false" style:text-autospace="none"/>
      <style:text-properties style:font-name="Calibri1" fo:font-size="11pt" fo:language="zxx" fo:country="none" fo:font-weight="normal" style:font-name-asian="Calibri1" style:font-size-asian="11pt" style:font-weight-asian="normal" style:font-name-complex="Calibri1" style:font-size-complex="11pt" style:font-weight-complex="normal"/>
    </style:style>
    <style:style style:name="P9" style:family="paragraph" style:parent-style-name="Standard">
      <style:paragraph-properties style:line-height-at-least="0.457cm" fo:text-align="justify" style:justify-single-word="false" style:text-autospace="none"/>
    </style:style>
    <style:style style:name="P10" style:family="paragraph" style:parent-style-name="Standard">
      <style:paragraph-properties fo:margin-top="0cm" fo:margin-bottom="0.282cm" fo:text-align="start" style:justify-single-word="false"/>
      <style:text-properties fo:font-weight="bold" style:font-weight-asian="bold"/>
    </style:style>
    <style:style style:name="P11" style:family="paragraph" style:parent-style-name="Standard">
      <style:paragraph-properties fo:margin-top="0cm" fo:margin-bottom="0.282cm" fo:text-align="start" style:justify-single-word="false"/>
    </style:style>
    <style:style style:name="P12" style:family="paragraph" style:parent-style-name="Standard">
      <style:paragraph-properties fo:margin-top="0cm" fo:margin-bottom="0.282cm" fo:text-align="start" style:justify-single-word="false"/>
      <style:text-properties fo:font-size="16pt" fo:font-weight="bold" style:font-size-asian="16pt" style:font-weight-asian="bold" style:font-size-complex="16pt"/>
    </style:style>
    <style:style style:name="P13" style:family="paragraph" style:parent-style-name="Standard">
      <style:paragraph-properties fo:margin-top="0cm" fo:margin-bottom="0.282cm" fo:text-align="start" style:justify-single-word="false"/>
      <style:text-properties fo:font-size="13pt" fo:font-weight="bold" style:font-size-asian="13pt" style:font-weight-asian="bold" style:font-size-complex="13pt" style:font-weight-complex="bold"/>
    </style:style>
    <style:style style:name="P14" style:family="paragraph" style:parent-style-name="Standard">
      <style:paragraph-properties fo:margin-top="0cm" fo:margin-bottom="0.282cm"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paragraph-properties fo:margin-top="0cm" fo:margin-bottom="0cm" fo:line-height="100%"/>
    </style:style>
    <style:style style:name="P16" style:family="paragraph" style:parent-style-name="Contents_20_Heading">
      <style:paragraph-properties fo:break-before="page"/>
      <style:text-properties fo:color="#00000a" style:font-name="Times New Roman" fo:font-weight="bold" style:font-weight-asian="bold" style:font-name-complex="Times New Roman2"/>
    </style:style>
    <style:style style:name="P17" style:family="paragraph" style:parent-style-name="Heading_20_2">
      <style:paragraph-properties fo:break-before="page"/>
    </style:style>
    <style:style style:name="P18" style:family="paragraph" style:parent-style-name="Contents_20_1">
      <style:paragraph-properties>
        <style:tab-stops>
          <style:tab-stop style:position="16.002cm" style:type="right" style:leader-style="dotted" style:leader-text="."/>
        </style:tab-stops>
      </style:paragraph-properties>
    </style:style>
    <style:style style:name="P19" style:family="paragraph" style:parent-style-name="Contents_20_2">
      <style:paragraph-properties>
        <style:tab-stops>
          <style:tab-stop style:position="16.002cm" style:type="right" style:leader-style="dotted" style:leader-text="."/>
        </style:tab-stops>
      </style:paragraph-properties>
    </style:style>
    <style:style style:name="P20" style:family="paragraph" style:parent-style-name="Heading_20_1">
      <style:paragraph-properties fo:text-align="center" style:justify-single-word="false"/>
      <style:text-properties fo:font-size="22pt" style:font-size-asian="22pt" style:font-name-complex="Times New Roman2" style:font-size-complex="12pt"/>
    </style:style>
    <style:style style:name="P21" style:family="paragraph" style:parent-style-name="Heading_20_1" style:master-page-name="First_20_Page">
      <style:paragraph-properties fo:text-align="center" style:justify-single-word="false" style:page-number="auto"/>
      <style:text-properties fo:font-size="22pt" style:font-size-asian="22pt" style:font-name-complex="Times New Roman2" style:font-size-complex="12pt"/>
    </style:style>
    <style:style style:name="P22" style:family="paragraph" style:parent-style-name="Heading_20_1">
      <style:paragraph-properties fo:break-before="page"/>
    </style:style>
    <style:style style:name="P23" style:family="paragraph" style:parent-style-name="Heading_20_1">
      <style:paragraph-properties fo:text-align="center" style:justify-single-word="false" fo:break-before="page"/>
      <style:text-properties fo:font-size="20pt" style:font-size-asian="20pt"/>
    </style:style>
    <style:style style:name="P24" style:family="paragraph" style:parent-style-name="Standard">
      <style:text-properties fo:font-size="12pt" fo:font-weight="normal" style:font-size-asian="12pt" style:font-weight-asian="normal" style:font-size-complex="12pt" style:font-weight-complex="normal"/>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style:line-height-at-least="0.457cm" fo:text-align="justify" style:justify-single-word="false" style:text-autospace="none"/>
      <style:text-properties style:font-name="Times New Roman1" fo:font-size="12pt" fo:language="zxx" fo:country="none" fo:font-weight="normal" style:font-name-asian="Times New Roman1" style:font-size-asian="12pt" style:font-weight-asian="normal" style:font-name-complex="Times New Roman1" style:font-size-complex="12pt" style:font-weight-complex="normal"/>
    </style:style>
    <style:style style:name="P28" style:family="paragraph" style:parent-style-name="Standard">
      <style:paragraph-properties style:line-height-at-least="0.457cm" fo:text-align="justify" style:justify-single-word="false" style:text-autospace="none"/>
      <style:text-properties style:font-name="Times New Roman1" fo:font-size="12pt" fo:language="zxx" fo:country="none" fo:font-weight="bold" style:font-name-asian="Times New Roman1" style:font-size-asian="12pt" style:font-weight-asian="bold" style:font-name-complex="Times New Roman1" style:font-size-complex="12pt" style:font-weight-complex="bold"/>
    </style:style>
    <style:style style:name="P29" style:family="paragraph" style:parent-style-name="Standard">
      <style:paragraph-properties fo:text-align="justify" style:justify-single-word="false"/>
    </style:style>
    <style:style style:name="P30" style:family="paragraph" style:parent-style-name="Standard">
      <style:paragraph-properties fo:margin-top="0.423cm" fo:margin-bottom="0.282cm" style:line-height-at-least="0.457cm" fo:text-align="justify" style:justify-single-word="false" fo:keep-together="always" fo:break-before="page" fo:keep-with-next="always" style:text-autospace="none"/>
      <style:text-properties style:font-name="Times New Roman1" fo:font-size="16pt" fo:language="zxx" fo:country="none" fo:font-weight="bold" style:font-name-asian="Times New Roman1" style:font-size-asian="16pt" style:font-weight-asian="bold" style:font-name-complex="Times New Roman1" style:font-size-complex="16pt" style:font-weight-complex="bold"/>
    </style:style>
    <style:style style:name="P31" style:family="paragraph" style:parent-style-name="Standard" style:list-style-name="L1">
      <style:paragraph-properties fo:margin-top="0cm" fo:margin-bottom="0.282cm" fo:text-align="start" style:justify-single-word="false"/>
      <style:text-properties fo:font-size="12pt" fo:font-weight="normal" style:font-size-asian="12pt" style:font-weight-asian="normal" style:font-size-complex="12pt" style:font-weight-complex="normal"/>
    </style:style>
    <style:style style:name="P32" style:family="paragraph" style:parent-style-name="Standard" style:list-style-name="L2">
      <style:paragraph-properties fo:margin-top="0cm" fo:margin-bottom="0.282cm" fo:text-align="start" style:justify-single-word="false"/>
      <style:text-properties fo:font-size="12pt" fo:font-weight="normal" style:font-size-asian="12pt" style:font-weight-asian="normal" style:font-size-complex="12pt" style:font-weight-complex="normal"/>
    </style:style>
    <style:style style:name="P33" style:family="paragraph" style:parent-style-name="Standard" style:list-style-name="L3">
      <style:paragraph-properties fo:margin-top="0cm" fo:margin-bottom="0.282cm" fo:text-align="start" style:justify-single-word="false"/>
      <style:text-properties fo:font-size="12pt" fo:font-weight="normal" style:font-size-asian="12pt" style:font-weight-asian="normal" style:font-size-complex="12pt" style:font-weight-complex="normal"/>
    </style:style>
    <style:style style:name="P34" style:family="paragraph" style:parent-style-name="Standard">
      <style:paragraph-properties fo:margin-top="0cm" fo:margin-bottom="0.282cm" fo:text-align="start" style:justify-single-word="false"/>
      <style:text-properties fo:font-size="16pt" fo:font-weight="bold" style:font-size-asian="16pt" style:font-weight-asian="bold" style:font-size-complex="16pt"/>
    </style:style>
    <style:style style:name="P35" style:family="paragraph">
      <style:paragraph-properties fo:margin-left="0cm" fo:margin-right="0cm" fo:margin-top="0cm" fo:margin-bottom="0cm" fo:line-height="100%" fo:text-align="center" fo:text-indent="0cm"/>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normal" style:letter-kerning="true" style:font-name-asian="Microsoft YaHei" style:font-size-asian="13pt" style:font-style-asian="normal" style:font-weight-asian="normal" style:font-name-complex="Arial2" style:font-size-complex="13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Arial2" style:font-size-complex="10.5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indent="0cm"/>
    </style:style>
    <style:style style:name="P42"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start" fo:text-indent="0cm"/>
    </style:style>
    <style:style style:name="P44"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Arial2" style:font-size-complex="15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start" fo:text-indent="0cm"/>
      <style:text-properties fo:color="#b2b2b2"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Arial2" style:font-size-complex="10.5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3pt" fo:font-style="normal" fo:text-shadow="none" style:text-underline-style="none" fo:font-weight="normal" style:letter-kerning="true" style:font-name-asian="Microsoft YaHei" style:font-size-asian="13pt" style:font-style-asian="normal" style:font-weight-asian="normal" style:font-name-complex="Arial2" style:font-size-complex="13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Times New Roman" fo:font-size="12pt" fo:font-style="normal" fo:text-shadow="none" style:text-underline-style="none" style:letter-kerning="true" style:font-name-asian="Arial1" style:font-size-asian="12pt" style:font-style-asian="normal" style:font-name-complex="Arial1" style:font-size-complex="12pt" style:font-style-complex="normal" style:text-emphasize="none" style:text-overline-style="none" style:text-overline-color="font-color"/>
    </style:style>
    <style:style style:name="T3" style:family="text">
      <style:text-properties style:use-window-font-color="true" style:text-outline="false" style:text-line-through-style="none" style:font-name="Times New Roman" fo:font-size="12pt" fo:font-style="normal" fo:text-shadow="none" style:text-underline-style="none" fo:font-weight="bold" style:letter-kerning="true" style:font-name-asian="Arial1" style:font-size-asian="12pt" style:font-style-asian="normal" style:font-weight-asian="bold" style:font-name-complex="Arial1" style:font-size-complex="12pt" style:font-style-complex="normal" style:font-weight-complex="bold" style:text-emphasize="none" style:text-overline-style="none" style:text-overline-color="font-color"/>
    </style:style>
    <style:style style:name="T4" style:family="text">
      <style:text-properties style:font-name="Times New Roman1" fo:font-size="12pt" fo:language="zxx" fo:country="none" fo:font-weight="normal" style:font-name-asian="Times New Roman1" style:font-size-asian="12pt" style:font-weight-asian="normal" style:font-name-complex="Times New Roman1" style:font-size-complex="12pt" style:font-weight-complex="normal"/>
    </style:style>
    <style:style style:name="T5" style:family="text">
      <style:text-properties style:font-name="Calibri1" fo:font-size="11pt" fo:language="zxx" fo:country="none" fo:font-weight="normal" style:font-name-asian="Calibri1" style:font-size-asian="11pt" style:font-weight-asian="normal" style:font-name-complex="Calibri1" style:font-size-complex="11pt" style:font-weight-complex="normal"/>
    </style:style>
    <style:style style:name="T6" style:family="text">
      <style:text-properties style:use-window-font-color="true" style:text-outline="false" style:text-line-through-style="none" style:font-name="Arial1" fo:font-size="13pt" fo:font-style="normal" fo:text-shadow="none" style:text-underline-style="none" fo:font-weight="normal" style:letter-kerning="true" style:font-name-asian="Microsoft YaHei" style:font-size-asian="13pt" style:font-style-asian="normal" style:font-weight-asian="normal" style:font-name-complex="Arial2" style:font-size-complex="13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Arial2" style:font-size-complex="10.5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Arial2" style:font-size-complex="15pt" style:font-style-complex="normal" style:font-weight-complex="normal" style:text-emphasize="none" style:font-relief="none" style:text-overline-style="none" style:text-overline-color="font-color"/>
    </style:style>
    <style:style style:name="T14" style:family="text">
      <style:text-properties fo:color="#b2b2b2"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154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83caff" draw:textarea-horizontal-align="justify" draw:textarea-vertical-align="top"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97cm" fo:min-width="0.004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93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95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9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808080" draw:marker-start="" draw:marker-start-width="0.199cm" draw:marker-start-center="false" draw:marker-end="" draw:marker-end-width="0.199cm" draw:marker-end-center="false" draw:fill="solid"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e6e6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4.332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svg:stroke-opacity="95%"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svg:stroke-opacity="95%" draw:fill="solid" draw:fill-color="#e6e6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svg:stroke-opacity="95%" draw:fill="solid" draw:fill-color="#cfe7f5" draw:textarea-horizontal-align="justify" draw:textarea-vertical-align="top"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808080" draw:marker-start="" draw:marker-start-width="0.199cm" draw:marker-start-center="false" draw:marker-end="" draw:marker-end-width="0.199cm" draw:marker-end-center="false" svg:stroke-opacity="95%"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svg:stroke-opacity="95%" draw:fill="none" draw:fill-color="#ffffff" draw:textarea-horizontal-align="left" draw:auto-grow-height="true" draw:auto-grow-width="true" fo:min-height="0.57cm" fo:min-width="4.37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svg:stroke-opacity="95%" draw:fill="solid"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808080" draw:marker-start="" draw:marker-start-width="0.199cm" draw:marker-start-center="false" draw:marker-end="" draw:marker-end-width="0.199cm" draw:marker-end-center="false" svg:stroke-opacity="95%"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666666"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666666" draw:marker-start="" draw:marker-start-width="0.199cm" draw:marker-start-center="false" draw:marker-end="" draw:marker-end-width="0.199cm" draw:marker-end-center="false" draw:fill="solid" draw:fill-color="#e6e6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666666" draw:marker-start="" draw:marker-start-width="0.199cm" draw:marker-start-center="false" draw:marker-end="" draw:marker-end-width="0.199cm" draw:marker-end-center="false" draw:fill="solid" draw:fill-color="#83caff" draw:textarea-horizontal-align="justify" draw:textarea-vertical-align="top"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666666"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666666" draw:marker-start="" draw:marker-start-width="0.199cm" draw:marker-start-center="false" draw:marker-end="" draw:marker-end-width="0.199cm" draw:marker-end-center="false" draw:fill="solid"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666666"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07cm" fo:min-width="3.083cm" fo:padding-top="0.125cm" fo:padding-bottom="0.125cm" fo:padding-left="0.25cm" fo:padding-right="0.25cm" draw:shadow="hidden" draw:shadow-offset-x="0.199cm" draw:shadow-offset-y="0.199cm" draw:shadow-color="#808080" style:run-through="foreground"/>
    </style:style>
    <number:date-style style:name="N37" number:automatic-order="true">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94606704720094216" text:style-name="Outline">
        <text:list-item>
          <text:h text:style-name="P21" text:outline-level="1"/>
        </text:list-item>
        <text:list-item>
          <text:h text:style-name="P20" text:outline-level="1"/>
        </text:list-item>
        <text:list-item>
          <text:h text:style-name="P20" text:outline-level="1"/>
        </text:list-item>
        <text:list-item>
          <text:h text:style-name="P20" text:outline-level="1"/>
        </text:list-item>
        <text:list-item>
          <text:h text:style-name="P20" text:outline-level="1"/>
        </text:list-item>
      </text:list>
      <text:p text:style-name="P3">Hitit</text:p>
      <text:p text:style-name="P2">Grupp 10</text:p>
      <text:p text:style-name="P2"/>
      <text:p text:style-name="P3">Designdokument</text:p>
      <text:p text:style-name="P2">V. 1.0</text:p>
      <text:p text:style-name="P4">16-04-13</text:p>
      <text:p text:style-name="P10"/>
      <text:list xml:id="list39737538" text:continue-numbering="true" text:style-name="Outline">
        <text:list-item>
          <text:h text:style-name="P22" text:outline-level="1"><text:bookmark-start text:name="__RefHeading__317_2003030783"/><text:bookmark-start text:name="_Toc445897069"/>Dokumenthistorik<text:bookmark-end text:name="__RefHeading__317_2003030783"/><text:bookmark-end text:name="_Toc445897069"/></text:h>
        </text:list-item>
      </text:list>
      <text:p text:style-name="Standard"/>
      <table:table table:name="Tabell1" table:style-name="Tabell1">
        <table:table-column table:style-name="Tabell1.A"/>
        <table:table-column table:style-name="Tabell1.B"/>
        <table:table-column table:style-name="Tabell1.C"/>
        <table:table-column table:style-name="Tabell1.D"/>
        <table:table-row table:style-name="Tabell1.1">
          <table:table-cell table:style-name="Tabell1.A1" office:value-type="string">
            <text:p text:style-name="P15">Datum</text:p>
          </table:table-cell>
          <table:table-cell table:style-name="Tabell1.A1" office:value-type="string">
            <text:p text:style-name="P15">Version</text:p>
          </table:table-cell>
          <table:table-cell table:style-name="Tabell1.A1" office:value-type="string">
            <text:p text:style-name="P15">Beskrivning</text:p>
          </table:table-cell>
          <table:table-cell table:style-name="Tabell1.A1" office:value-type="string">
            <text:p text:style-name="P15">Författare</text:p>
          </table:table-cell>
        </table:table-row>
        <table:table-row table:style-name="Tabell1.1">
          <table:table-cell table:style-name="Tabell1.A2" office:value-type="date" office:date-value="2016-04-13">
            <text:p text:style-name="P15">16-04-13</text:p>
          </table:table-cell>
          <table:table-cell table:style-name="Tabell1.A1" office:value-type="string">
            <text:p text:style-name="P15">1.0</text:p>
          </table:table-cell>
          <table:table-cell table:style-name="Tabell1.A1" office:value-type="string">
            <text:p text:style-name="P15">Skapat dokumentet</text:p>
          </table:table-cell>
          <table:table-cell table:style-name="Tabell1.A1" office:value-type="string">
            <text:p text:style-name="P15">Shervin Mansouri &amp; Mohanned Jaballah</text:p>
          </table:table-cell>
        </table:table-row>
        <table:table-row table:style-name="Tabell1.1">
          <table:table-cell table:style-name="Tabell1.A1" office:value-type="string">
            <text:p text:style-name="P15"/>
          </table:table-cell>
          <table:table-cell table:style-name="Tabell1.A1" office:value-type="string">
            <text:p text:style-name="P15"/>
          </table:table-cell>
          <table:table-cell table:style-name="Tabell1.A1" office:value-type="string">
            <text:p text:style-name="P15"/>
          </table:table-cell>
          <table:table-cell table:style-name="Tabell1.A1" office:value-type="string">
            <text:p text:style-name="P15"/>
          </table:table-cell>
        </table:table-row>
        <table:table-row table:style-name="Tabell1.1">
          <table:table-cell table:style-name="Tabell1.A1" office:value-type="string">
            <text:p text:style-name="P15"/>
          </table:table-cell>
          <table:table-cell table:style-name="Tabell1.A1" office:value-type="string">
            <text:p text:style-name="P15"/>
          </table:table-cell>
          <table:table-cell table:style-name="Tabell1.A1" office:value-type="string">
            <text:p text:style-name="P15"/>
          </table:table-cell>
          <table:table-cell table:style-name="Tabell1.A1" office:value-type="string">
            <text:p text:style-name="P15"/>
          </table:table-cell>
        </table:table-row>
        <table:table-row table:style-name="Tabell1.1">
          <table:table-cell table:style-name="Tabell1.A1" office:value-type="string">
            <text:p text:style-name="P15"/>
          </table:table-cell>
          <table:table-cell table:style-name="Tabell1.A1" office:value-type="string">
            <text:p text:style-name="P15"/>
          </table:table-cell>
          <table:table-cell table:style-name="Tabell1.A1" office:value-type="string">
            <text:p text:style-name="P15"/>
          </table:table-cell>
          <table:table-cell table:style-name="Tabell1.A1" office:value-type="string">
            <text:p text:style-name="P15"/>
          </table:table-cell>
        </table:table-row>
        <table:table-row table:style-name="Tabell1.1">
          <table:table-cell table:style-name="Tabell1.A1" office:value-type="string">
            <text:p text:style-name="P15"/>
          </table:table-cell>
          <table:table-cell table:style-name="Tabell1.A1" office:value-type="string">
            <text:p text:style-name="P15"/>
          </table:table-cell>
          <table:table-cell table:style-name="Tabell1.A1" office:value-type="string">
            <text:p text:style-name="P15"/>
          </table:table-cell>
          <table:table-cell table:style-name="Tabell1.A1" office:value-type="string">
            <text:p text:style-name="P15"/>
          </table:table-cell>
        </table:table-row>
        <table:table-row table:style-name="Tabell1.1">
          <table:table-cell table:style-name="Tabell1.A1" office:value-type="string">
            <text:p text:style-name="P15"/>
          </table:table-cell>
          <table:table-cell table:style-name="Tabell1.A1" office:value-type="string">
            <text:p text:style-name="P15"/>
          </table:table-cell>
          <table:table-cell table:style-name="Tabell1.A1" office:value-type="string">
            <text:p text:style-name="P15"/>
          </table:table-cell>
          <table:table-cell table:style-name="Tabell1.A1" office:value-type="string">
            <text:p text:style-name="P15"/>
          </table:table-cell>
        </table:table-row>
      </table:table>
      <text:p text:style-name="Standard"/>
      <text:p text:style-name="P11"/>
      <text:p text:style-name="P16">Innehåll</text:p>
      <text:table-of-content text:style-name="Sect1" text:protected="true" text:name="Innehållsförteckning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317_2003030783">Dokumenthistorik<text:tab/>2</text:a></text:p>
          <text:p text:style-name="P18"><text:a xlink:type="simple" xlink:href="#__RefHeading__319_2003030783">Designdokument<text:tab/>4</text:a></text:p>
          <text:p text:style-name="P18"><text:a xlink:type="simple" xlink:href="#__RefHeading__321_2003030783">Syfte<text:tab/>4</text:a></text:p>
          <text:p text:style-name="P18"><text:a xlink:type="simple" xlink:href="#__RefHeading__323_2003030783">Ordlista<text:tab/>4</text:a></text:p>
          <text:p text:style-name="P18"><text:a xlink:type="simple" xlink:href="#__RefHeading__327_2003030783">Systemdiagram<text:tab/>5</text:a></text:p>
          <text:p text:style-name="P18"><text:a xlink:type="simple" xlink:href="#__RefHeading__329_2003030783">Användningsfallsdiagram<text:tab/>6</text:a></text:p>
          <text:p text:style-name="P19"><text:a xlink:type="simple" xlink:href="#__RefHeading__331_2003030783">Scenarion/Användningsfallsbeskrivningar<text:tab/>6</text:a></text:p>
          <text:p text:style-name="P18"><text:a xlink:type="simple" xlink:href="#__RefHeading__335_2003030783">Diagram/skiss<text:tab/>11</text:a></text:p>
        </text:index-body>
      </text:table-of-content>
      <text:p text:style-name="Standard"><text:a xlink:type="simple" xlink:href="#_Toc445897069" text:style-name="Internet_20_link" text:visited-style-name="Visited_20_Internet_20_Link"/></text:p>
      <text:p text:style-name="P12"><text:bookmark text:name="_GoBack"/></text:p>
      <text:list xml:id="list39736246" text:continue-numbering="true" text:style-name="Outline">
        <text:list-item>
          <text:h text:style-name="P23" text:outline-level="1"><text:bookmark-start text:name="__RefHeading__319_2003030783"/><text:bookmark-start text:name="_Toc445897070"/>Designdokument<text:bookmark-end text:name="__RefHeading__319_2003030783"/><text:bookmark-end text:name="_Toc445897070"/></text:h>
        </text:list-item>
        <text:list-item>
          <text:h text:style-name="Heading_20_1" text:outline-level="1"><text:bookmark-start text:name="__RefHeading__321_2003030783"/><text:bookmark-start text:name="_Toc445897071"/>Syfte<text:bookmark-end text:name="__RefHeading__321_2003030783"/><text:bookmark-end text:name="_Toc445897071"/></text:h>
        </text:list-item>
      </text:list>
      <text:p text:style-name="Text_20_body">Syftet med detta designdokument är att ge en tydlig beskrivning av hur systemet är uppbyggt samt hur det fungerar. Detta dokument visar även hur olika delar av systemet häger ihop med varandra och hur användaren kommer att se slutprodukten.</text:p>
      <text:p text:style-name="Standard"/>
      <text:list xml:id="list39744728" text:continue-numbering="true" text:style-name="Outline">
        <text:list-item>
          <text:h text:style-name="Heading_20_1" text:outline-level="1"><text:bookmark-start text:name="__RefHeading__323_2003030783"/><text:bookmark-start text:name="_Toc445897072"/>Ordlista<text:bookmark-end text:name="__RefHeading__323_2003030783"/><text:bookmark-end text:name="_Toc445897072"/></text:h>
        </text:list-item>
      </text:list>
      <text:p text:style-name="P29">Home Page<text:tab/> <text:s text:c="4"/>Startsida</text:p>
      <text:p text:style-name="Standard">Session off <text:tab/> <text:s text:c="4"/>Användaren är <text:s/>inte inloggad</text:p>
      <text:p text:style-name="Standard">Session on <text:s text:c="8"/>Användaren är inloggad</text:p>
      <text:p text:style-name="Standard">Front office <text:s text:c="6"/>Det som användaren ser utav systemet</text:p>
      <text:p text:style-name="Standard">Back office <text:s text:c="6"/>Den delen utav systemet användaren inte kan se</text:p>
      <text:p text:style-name="P24">Collaboration <text:s text:c="2"/>Ett ord som vi använder för musikskribenten.</text:p>
      <text:p text:style-name="P6">Toolbar <text:s text:c="11"/>En list med snabblänkar som verktyg</text:p>
      <text:list xml:id="list39719411" text:continue-numbering="true" text:style-name="Outline">
        <text:list-item>
          <text:h text:style-name="P22" text:outline-level="1"><text:bookmark-start text:name="__RefHeading__327_2003030783"/><text:bookmark-start text:name="_Toc445897074"/>Systemdiagram<text:bookmark-end text:name="__RefHeading__327_2003030783"/><text:bookmark-end text:name="_Toc445897074"/></text:h>
        </text:list-item>
      </text:list>
      <text:p text:style-name="Standard"><text:s/>Detta diagram visar hur systemet fungerar. ”Front office” är det användaren ser och ”Back office” systemet <text:s/>och det som körs i bakgrunden. Det som finns i ”Back office” lagras i en databas och det skickas sedan tillbaka till ”Back office” </text:p>
      <text:p text:style-name="Standard"/>
      <text:p text:style-name="P12"><draw:g text:anchor-type="paragraph" draw:z-index="1" draw:style-name="gr1"><draw:rect draw:style-name="gr4" draw:text-style-name="P40" svg:width="16.042cm" svg:height="6.659cm" svg:x="-0.034cm" svg:y="0.224cm"><text:p/></draw:rect><draw:frame draw:style-name="gr5" draw:text-style-name="P42" svg:width="3.216cm" svg:height="1.405cm" svg:x="0.128cm" svg:y="0.46cm"><draw:text-box><text:p text:style-name="P41"><text:span text:style-name="T10">Front office</text:span></text:p></draw:text-box></draw:frame><draw:rect draw:style-name="gr6" draw:text-style-name="P44" svg:width="14.775cm" svg:height="4.155cm" svg:x="0.472cm" svg:y="1.399cm"><text:p text:style-name="P43"><text:span text:style-name="T11">Social network features</text:span></text:p></draw:rect><draw:frame draw:style-name="gr7" draw:text-style-name="P45" svg:width="0.505cm" svg:height="0.948cm" svg:x="5.282cm" svg:y="10.638cm"><draw:text-box><text:p/></draw:text-box></draw:frame><draw:frame draw:style-name="gr8" draw:text-style-name="P45" svg:width="0.003cm" svg:height="0.944cm" svg:x="14.232cm" svg:y="12.049cm"><draw:text-box><text:p/></draw:text-box></draw:frame><draw:frame draw:style-name="gr9" draw:text-style-name="P45" svg:width="0.003cm" svg:height="0.946cm" svg:x="6.466cm" svg:y="7.976cm"><draw:text-box><text:p/></draw:text-box></draw:frame><draw:frame draw:style-name="gr10" draw:text-style-name="P45" svg:width="0.003cm" svg:height="0.95cm" svg:x="13.135cm" svg:y="9.463cm"><draw:text-box><text:p/></draw:text-box></draw:frame><draw:rect draw:style-name="gr11" draw:text-style-name="P44" svg:width="13.846cm" svg:height="2.273cm" svg:x="0.896cm" svg:y="2.339cm"><text:p text:style-name="P43"><text:span text:style-name="T11">Collaboration-project features</text:span></text:p></draw:rect><draw:rect draw:style-name="gr12" draw:text-style-name="P46" svg:width="16.042cm" svg:height="5.795cm" svg:x="-0.034cm" svg:y="9.23cm"><text:p text:style-name="P43"><text:span text:style-name="T12">Back office</text:span></text:p></draw:rect><draw:rect draw:style-name="gr11" draw:text-style-name="P40" svg:width="13.085cm" svg:height="1.331cm" svg:x="2.753cm" svg:y="9.936cm"><text:p text:style-name="P35"><text:span text:style-name="T11">Multi-Language Support Managment</text:span></text:p></draw:rect><draw:rect draw:style-name="gr13" draw:text-style-name="P47" svg:width="3.125cm" svg:height="3.603cm" svg:x="-0.034cm" svg:y="11.423cm"><text:p text:style-name="P35"><text:span text:style-name="T12">User/Group</text:span><text:span text:style-name="T12"><text:line-break/></text:span><text:span text:style-name="T13">Management</text:span></text:p></draw:rect><draw:rect draw:style-name="gr13" draw:text-style-name="P40" svg:width="2.872cm" svg:height="3.603cm" svg:x="3.173cm" svg:y="11.502cm"><text:p text:style-name="P35"><text:span text:style-name="T11">Statistics/</text:span><text:span text:style-name="T11"><text:line-break/></text:span><text:span text:style-name="T11">Reporting</text:span></text:p></draw:rect><draw:rect draw:style-name="gr13" draw:text-style-name="P40" svg:width="3.462cm" svg:height="3.603cm" svg:x="6.129cm" svg:y="11.423cm"><text:p text:style-name="P35"><text:span text:style-name="T13">CMS</text:span></text:p><text:p text:style-name="P35"><text:span text:style-name="T13">(static content)</text:span></text:p></draw:rect><draw:rect draw:style-name="gr13" draw:text-style-name="P40" svg:width="3.209cm" svg:height="3.761cm" svg:x="9.673cm" svg:y="11.344cm"><text:p text:style-name="P35"><text:span text:style-name="T13">Components/</text:span><text:span text:style-name="T13"><text:line-break/></text:span><text:span text:style-name="T13">Module/</text:span></text:p><text:p text:style-name="P35"><text:span text:style-name="T13">Plugin</text:span></text:p></draw:rect><draw:rect draw:style-name="gr13" draw:text-style-name="P48" svg:width="2.957cm" svg:height="3.604cm" draw:transform="skewX (0.011344640137961) rotate (0.011344640137961) translate (12.9681111111111cm 11.4564583333333cm)"><text:p text:style-name="P35"><text:span text:style-name="T13">Template</text:span><text:span text:style-name="T13"><text:line-break/></text:span><text:span text:style-name="T13">management</text:span></text:p></draw:rect><draw:custom-shape draw:style-name="gr14" draw:text-style-name="P40" svg:width="14.1cm" svg:height="2.895cm" svg:x="0.811cm" svg:y="17.926cm"><text:p text:style-name="P35"><text:span text:style-name="T11">Database</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5" draw:text-style-name="P40" svg:width="2.788cm" svg:height="3.447cm" svg:x="6.212cm" svg:y="6.255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40" svg:width="2.788cm" svg:height="3.449cm" svg:x="6.214cm" svg:y="14.79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list xml:id="list39736789" text:continue-numbering="true" text:style-name="Outline">
        <text:list-item>
          <text:h text:style-name="P22" text:outline-level="1"/>
        </text:list-item>
        <text:list-item>
          <text:h text:style-name="Heading_20_1" text:outline-level="1"><text:bookmark-start text:name="__RefHeading__329_2003030783"/><text:bookmark-start text:name="_Toc445897075"/>Användningsfallsdiagram<text:bookmark-end text:name="__RefHeading__329_2003030783"/><text:bookmark-end text:name="_Toc445897075"/></text:h>
        </text:list-item>
      </text:list>
      <text:p text:style-name="Standard"/>
      <text:p text:style-name="Standard"><draw:g text:anchor-type="paragraph" draw:z-index="0" draw:style-name="gr1"><draw:rect draw:style-name="gr2" draw:text-style-name="P36" xml:id="id15" draw:id="id15" svg:width="2.454cm" svg:height="0.835cm" svg:x="4.847cm" svg:y="0.295cm"><text:p text:style-name="P35"><text:span text:style-name="T6">Home Page</text:span></text:p></draw:rect><draw:rect draw:style-name="gr2" draw:text-style-name="P36" xml:id="id18" draw:id="id18" svg:width="2.53cm" svg:height="0.837cm" svg:x="0.598cm" svg:y="4.77cm"><text:p text:style-name="P35"><text:span text:style-name="T6">Sign In</text:span></text:p></draw:rect><draw:rect draw:style-name="gr2" draw:text-style-name="P36" xml:id="id19" draw:id="id19" svg:width="2.537cm" svg:height="0.763cm" svg:x="3.704cm" svg:y="4.77cm"><text:p text:style-name="P35"><text:span text:style-name="T6">Sign Up</text:span></text:p></draw:rect><draw:rect draw:style-name="gr2" draw:text-style-name="P37" xml:id="id20" draw:id="id20" svg:width="2.618cm" svg:height="0.837cm" svg:x="7.054cm" svg:y="4.77cm"><text:p text:style-name="P35"><text:span text:style-name="T7">Projects Explore</text:span><text:span text:style-name="T7"><text:line-break/></text:span><text:span text:style-name="T7">(Categories)</text:span></text:p></draw:rect><draw:rect draw:style-name="gr2" draw:text-style-name="P38" xml:id="id16" draw:id="id16" svg:width="2.618cm" svg:height="0.835cm" svg:x="10.569cm" svg:y="0.295cm"><text:p text:style-name="P35"><text:span text:style-name="T8">About Us Page</text:span></text:p></draw:rect><draw:rect draw:style-name="gr2" draw:text-style-name="P36" xml:id="id17" draw:id="id17" svg:width="2.454cm" svg:height="0.832cm" svg:x="1.986cm" svg:y="2.572cm"><text:p text:style-name="P35"><text:span text:style-name="T6">Session Off </text:span></text:p></draw:rect><draw:rect draw:style-name="gr2" draw:text-style-name="P36" xml:id="id1" draw:id="id1" svg:width="2.449cm" svg:height="0.837cm" svg:x="10.001cm" svg:y="2.496cm"><text:p text:style-name="P35"><text:span text:style-name="T6">Session On</text:span></text:p></draw:rect><draw:rect draw:style-name="gr2" draw:text-style-name="P39" xml:id="id2" draw:id="id2" svg:width="2.453cm" svg:height="0.833cm" svg:x="13.105cm" svg:y="4.165cm"><text:p text:style-name="P35"><text:span text:style-name="T9">User Groups</text:span></text:p></draw:rect><draw:connector draw:style-name="gr3" draw:text-style-name="P40" draw:type="line" svg:x1="11.225cm" svg:y1="3.332cm" svg:x2="14.332cm" svg:y2="4.165cm" draw:start-shape="id1" draw:start-glue-point="2" draw:end-shape="id2" draw:end-glue-point="0" svg:d="M11225 3332l3107 833"><text:p/></draw:connector><draw:rect draw:style-name="gr2" draw:text-style-name="P38" xml:id="id3" draw:id="id3" svg:width="2.941cm" svg:height="0.837cm" svg:x="12.86cm" svg:y="5.758cm"><text:p text:style-name="P35"><text:span text:style-name="T8">User Group Page</text:span></text:p></draw:rect><draw:connector draw:style-name="gr3" draw:text-style-name="P40" draw:type="line" svg:x1="14.332cm" svg:y1="4.998cm" svg:x2="14.33cm" svg:y2="5.758cm" draw:start-shape="id2" draw:start-glue-point="2" draw:end-shape="id3" draw:end-glue-point="0" svg:d="M14332 4998l-2 760"><text:p/></draw:connector><draw:rect draw:style-name="gr2" draw:text-style-name="P36" xml:id="id4" draw:id="id4" svg:width="2.045cm" svg:height="0.757cm" svg:x="11.387cm" svg:y="7.809cm"><text:p text:style-name="P35"><text:span text:style-name="T6">Posts</text:span></text:p></draw:rect><draw:rect draw:style-name="gr2" draw:text-style-name="P36" xml:id="id5" draw:id="id5" svg:width="2.454cm" svg:height="0.757cm" svg:x="13.432cm" svg:y="7.809cm"><text:p text:style-name="P35"><text:span text:style-name="T6">Members</text:span></text:p></draw:rect><draw:connector draw:style-name="gr3" draw:text-style-name="P40" draw:type="line" svg:x1="14.33cm" svg:y1="6.594cm" svg:x2="12.409cm" svg:y2="7.81cm" draw:start-shape="id3" draw:start-glue-point="2" draw:end-shape="id4" draw:end-glue-point="0" svg:d="M14330 6594l-1921 1216"><text:p/></draw:connector><draw:connector draw:style-name="gr3" draw:text-style-name="P40" draw:type="line" svg:x1="14.33cm" svg:y1="6.594cm" svg:x2="14.658cm" svg:y2="7.81cm" draw:start-shape="id3" draw:start-glue-point="2" draw:end-shape="id5" draw:end-glue-point="0" svg:d="M14330 6594l328 1216"><text:p/></draw:connector><draw:rect draw:style-name="gr2" draw:text-style-name="P38" xml:id="id6" draw:id="id6" svg:width="3.186cm" svg:height="0.757cm" svg:x="3.212cm" svg:y="7.809cm"><text:p text:style-name="P35"><text:span text:style-name="T8">Collaboration page</text:span></text:p></draw:rect><draw:rect draw:style-name="gr2" draw:text-style-name="P36" xml:id="id7" draw:id="id7" svg:width="2.454cm" svg:height="0.835cm" svg:x="0.513cm" svg:y="9.933cm"><text:p text:style-name="P35"><text:span text:style-name="T6">Description</text:span></text:p></draw:rect><draw:rect draw:style-name="gr2" draw:text-style-name="P36" xml:id="id8" draw:id="id8" svg:width="2.454cm" svg:height="0.835cm" svg:x="3.376cm" svg:y="9.933cm"><text:p text:style-name="P35"><text:span text:style-name="T6">Posts</text:span></text:p></draw:rect><draw:rect draw:style-name="gr2" draw:text-style-name="P38" xml:id="id9" draw:id="id9" svg:width="2.453cm" svg:height="0.835cm" svg:x="6.24cm" svg:y="9.933cm"><text:p text:style-name="P35"><text:span text:style-name="T8">Collaborators</text:span></text:p></draw:rect><draw:connector draw:style-name="gr3" draw:text-style-name="P40" draw:type="line" svg:x1="4.805cm" svg:y1="8.566cm" svg:x2="1.739cm" svg:y2="9.933cm" draw:start-shape="id6" draw:start-glue-point="2" draw:end-shape="id7" draw:end-glue-point="0" svg:d="M4805 8566l-3066 1367"><text:p/></draw:connector><draw:connector draw:style-name="gr3" draw:text-style-name="P40" draw:type="line" svg:x1="4.805cm" svg:y1="8.566cm" svg:x2="4.602cm" svg:y2="9.933cm" draw:start-shape="id6" draw:start-glue-point="2" draw:end-shape="id8" svg:d="M4805 8566l-203 1367"><text:p/></draw:connector><draw:connector draw:style-name="gr3" draw:text-style-name="P40" draw:type="line" svg:x1="4.805cm" svg:y1="8.566cm" svg:x2="7.467cm" svg:y2="9.933cm" draw:start-shape="id6" draw:start-glue-point="2" draw:end-shape="id9" draw:end-glue-point="0" svg:d="M4805 8566l2662 1367"><text:p/></draw:connector><draw:rect draw:style-name="gr2" draw:text-style-name="P36" xml:id="id10" draw:id="id10" svg:width="2.454cm" svg:height="0.835cm" svg:x="9.752cm" svg:y="12.208cm"><text:p text:style-name="P35"><text:span text:style-name="T6">Profile Page</text:span></text:p></draw:rect><draw:connector draw:style-name="gr3" draw:text-style-name="P40" draw:type="line" svg:x1="11.225cm" svg:y1="3.332cm" svg:x2="10.978cm" svg:y2="12.208cm" draw:start-shape="id1" draw:start-glue-point="2" draw:end-shape="id10" draw:end-glue-point="0" svg:d="M11225 3332l-247 8876"><text:p/></draw:connector><draw:rect draw:style-name="gr2" draw:text-style-name="P36" xml:id="id12" draw:id="id12" svg:width="2.453cm" svg:height="0.835cm" svg:x="7.3cm" svg:y="14.561cm"><text:p text:style-name="P35"><text:span text:style-name="T6">Skills</text:span></text:p></draw:rect><draw:rect draw:style-name="gr2" draw:text-style-name="P36" xml:id="id14" draw:id="id14" svg:width="2.454cm" svg:height="0.835cm" svg:x="12.86cm" svg:y="14.561cm"><text:p text:style-name="P35"><text:span text:style-name="T6">Groups</text:span></text:p></draw:rect><draw:rect draw:style-name="gr2" draw:text-style-name="P36" xml:id="id13" draw:id="id13" svg:width="2.449cm" svg:height="0.835cm" svg:x="10.001cm" svg:y="14.561cm"><text:p text:style-name="P35"><text:span text:style-name="T6">Projects</text:span></text:p></draw:rect><draw:rect draw:style-name="gr2" draw:text-style-name="P36" xml:id="id11" draw:id="id11" svg:width="2.451cm" svg:height="0.835cm" svg:x="4.439cm" svg:y="14.561cm"><text:p text:style-name="P35"><text:span text:style-name="T6">Infos/</text:span><text:span text:style-name="T6"><text:line-break/></text:span><text:span text:style-name="T6">Contacts</text:span></text:p></draw:rect><draw:connector draw:style-name="gr3" draw:text-style-name="P40" draw:type="line" svg:x1="10.978cm" svg:y1="13.043cm" svg:x2="5.664cm" svg:y2="14.562cm" draw:start-shape="id10" draw:start-glue-point="2" draw:end-shape="id11" draw:end-glue-point="0" svg:d="M10978 13043l-5314 1519"><text:p/></draw:connector><draw:connector draw:style-name="gr3" draw:text-style-name="P40" draw:type="line" svg:x1="10.977cm" svg:y1="13.043cm" svg:x2="8.526cm" svg:y2="14.562cm" draw:start-shape="id10" draw:start-glue-point="2" draw:end-shape="id12" draw:end-glue-point="0" svg:d="M10977 13043l-2451 1519"><text:p/></draw:connector><draw:connector draw:style-name="gr3" draw:text-style-name="P40" draw:type="line" svg:x1="10.978cm" svg:y1="13.043cm" svg:x2="11.225cm" svg:y2="14.562cm" draw:start-shape="id10" draw:start-glue-point="2" draw:end-shape="id13" draw:end-glue-point="0" svg:d="M10978 13043l247 1519"><text:p/></draw:connector><draw:connector draw:style-name="gr3" draw:text-style-name="P40" draw:type="line" svg:x1="10.978cm" svg:y1="13.043cm" svg:x2="14.086cm" svg:y2="14.562cm" draw:start-shape="id10" draw:start-glue-point="2" draw:end-shape="id14" draw:end-glue-point="0" svg:d="M10978 13043l3108 1519"><text:p/></draw:connector><draw:connector draw:style-name="gr3" draw:text-style-name="P40" draw:type="line" svg:x1="7.3cm" svg:y1="0.711cm" svg:x2="10.568cm" svg:y2="0.711cm" draw:start-shape="id15" draw:start-glue-point="1" draw:end-shape="id16" svg:d="M7300 711h3268"><text:p/></draw:connector><draw:connector draw:style-name="gr3" draw:text-style-name="P40" draw:type="line" svg:x1="6.073cm" svg:y1="1.129cm" svg:x2="11.225cm" svg:y2="2.496cm" draw:start-shape="id15" draw:start-glue-point="2" draw:end-shape="id1" draw:end-glue-point="0" svg:d="M6073 1129l5152 1367"><text:p/></draw:connector><draw:connector draw:style-name="gr3" draw:text-style-name="P40" draw:type="line" svg:x1="4.847cm" svg:y1="0.711cm" svg:x2="4.847cm" svg:y2="0.711cm" draw:start-shape="id15" draw:start-glue-point="3" draw:end-shape="id15" svg:d="M4847 711z"><text:p/></draw:connector><draw:connector draw:style-name="gr3" draw:text-style-name="P40" draw:type="line" svg:x1="6.073cm" svg:y1="1.129cm" svg:x2="3.212cm" svg:y2="2.572cm" draw:start-shape="id15" draw:start-glue-point="2" draw:end-shape="id17" draw:end-glue-point="0" svg:d="M6073 1129l-2861 1443"><text:p/></draw:connector><draw:connector draw:style-name="gr3" draw:text-style-name="P40" draw:type="line" svg:x1="3.211cm" svg:y1="3.403cm" svg:x2="1.862cm" svg:y2="4.77cm" draw:start-shape="id17" draw:start-glue-point="2" draw:end-shape="id18" draw:end-glue-point="0" svg:d="M3211 3403l-1349 1367"><text:p/></draw:connector><draw:connector draw:style-name="gr3" draw:text-style-name="P40" draw:type="line" svg:x1="3.212cm" svg:y1="3.403cm" svg:x2="4.972cm" svg:y2="4.77cm" draw:start-shape="id17" draw:start-glue-point="2" draw:end-shape="id19" draw:end-glue-point="0" svg:d="M3212 3403l1760 1367"><text:p/></draw:connector><draw:connector draw:style-name="gr3" draw:text-style-name="P40" draw:type="line" svg:x1="3.212cm" svg:y1="3.403cm" svg:x2="8.363cm" svg:y2="4.77cm" draw:start-shape="id17" draw:start-glue-point="2" draw:end-shape="id20" draw:end-glue-point="0" svg:d="M3212 3403l5151 1367"><text:p/></draw:connector><draw:connector draw:style-name="gr3" draw:text-style-name="P40" draw:type="line" svg:x1="11.878cm" svg:y1="1.129cm" svg:x2="11.878cm" svg:y2="1.129cm" draw:start-shape="id16" draw:start-glue-point="2" draw:end-shape="id16" svg:d="M11878 1129z"><text:p/></draw:connector><draw:connector draw:style-name="gr3" draw:text-style-name="P40" draw:type="line" svg:x1="8.363cm" svg:y1="5.606cm" svg:x2="4.805cm" svg:y2="7.809cm" draw:start-shape="id20" draw:start-glue-point="2" draw:end-shape="id6" draw:end-glue-point="0" svg:d="M8363 5606l-3558 2203"><text:p/></draw:connector><draw:connector draw:style-name="gr3" draw:text-style-name="P40" draw:type="line" svg:x1="11.224cm" svg:y1="3.332cm" svg:x2="8.362cm" svg:y2="4.77cm" draw:start-shape="id1" draw:start-glue-point="2" draw:end-shape="id20" draw:end-glue-point="0" svg:d="M11224 3332l-2862 1438"><text:p/></draw:connector></draw:g></text:p>
      <text:list xml:id="list39723668" text:continue-numbering="true" text:style-name="Outline">
        <text:list-item>
          <text:list>
            <text:list-item>
              <text:h text:style-name="Heading_20_2" text:outline-level="2"/>
            </text:list-item>
          </text:list>
        </text:list-item>
      </text:list>
      <text:p text:style-name="P12"/>
      <text:list xml:id="list39744898" text:continue-numbering="true" text:style-name="Outline">
        <text:list-item>
          <text:list>
            <text:list-item>
              <text:h text:style-name="P17" text:outline-level="2"><text:bookmark-start text:name="_Toc445897076"/>Scenarion/Användningsfallsbeskrivningar<text:bookmark-end text:name="_Toc445897076"/></text:h>
            </text:list-item>
          </text:list>
        </text:list-item>
      </text:list>
      <text:p text:style-name="Standard">Detta diagram illustrerar hur de olika delarna i systemet hänger ihop med varandra. Exempelvis kan man se att ”Home Page” länkar i hop med ”About Us Page”, ”Session off” och ”Session on”. För användaren betyder detta att han/hon kan navigera till dessa sidor när den är i ”Home Page”. <text:s/></text:p>
      <text:p text:style-name="Standard"/>
      <text:list xml:id="list39717577" text:continue-numbering="true" text:style-name="Outline">
        <text:list-item>
          <text:list>
            <text:list-item>
              <text:list>
                <text:list-item>
                  <text:h text:style-name="Heading_20_3" text:outline-level="3">Home Page</text:h>
                </text:list-item>
              </text:list>
            </text:list-item>
          </text:list>
        </text:list-item>
      </text:list>
      <text:p text:style-name="Standard">HitIts startsida. Här ifrån kan användaren navigera till ”<text:span text:style-name="T1">About Us Page</text:span>”, ”<text:span text:style-name="T1">Session</text:span> <text:span text:style-name="T1">On</text:span>” och ”<text:span text:style-name="T1">Session Off</text:span>”.</text:p>
      <text:p text:style-name="P25"/>
      <text:p text:style-name="Standard"><text:span text:style-name="T1">About US</text:span> </text:p>
      <text:p text:style-name="Standard">Här står det information om HitIt och om skaparna.</text:p>
      <text:p text:style-name="Standard"/>
      <text:list xml:id="list39728242" text:continue-numbering="true" text:style-name="Outline">
        <text:list-item>
          <text:list>
            <text:list-item>
              <text:list>
                <text:list-item>
                  <text:h text:style-name="Heading_20_3" text:outline-level="3">Session Off</text:h>
                </text:list-item>
              </text:list>
            </text:list-item>
          </text:list>
        </text:list-item>
      </text:list>
      <text:p text:style-name="Standard">Här har användaren möjligheten att registrera sig (”<text:span text:style-name="T1">Sign up</text:span>”), logga in (”<text:span text:style-name="T1">Sign in</text:span>”) och utforska befintliga projekt (”<text:span text:style-name="T1">Projects Explore</text:span>”). </text:p>
      <text:p text:style-name="Standard"/>
      <text:p text:style-name="P25">Session On</text:p>
      <text:p text:style-name="P26">Användaren är in loggad på sidan och därmed finns det nya delar utav HitIt som användaren kan ta sig till. </text:p>
      <text:p text:style-name="P26"/>
      <text:p text:style-name="P25">User Groups</text:p>
      <text:p text:style-name="P26">Här ser användaren de projekt den är med i, det går att se vilka som medverkar i projekten (”<text:span text:style-name="T1">Members</text:span>”) samt det som har lagts upp i projekt sidan som fungerar som ett forum (”<text:span text:style-name="T1">Posts</text:span>”).</text:p>
      <text:p text:style-name="P26"/>
      <text:p text:style-name="P25">Colaboration Page</text:p>
      <text:p text:style-name="P26">När man ifrån ”<text:span text:style-name="T1">Projects Explore</text:span>” hittar och klickar på ett projekt så kommer man till deras sida (”<text:span text:style-name="T1">Colaboration Page</text:span>”) där det finns en beskrivning utav projektet (”<text:span text:style-name="T1">Description</text:span>”), forum/inlägg (”<text:span text:style-name="T1">Posts</text:span>”) och vilka som är med i projektet (”<text:span text:style-name="T3">Collaborators</text:span><text:span text:style-name="T2">”). Från denna sida kan man välja att gå med ett projekt. </text:span></text:p>
      <text:p text:style-name="P26"/>
      <text:p text:style-name="P25">Profile Page</text:p>
      <text:p text:style-name="P26">Om användaren har registrerat sig på HitIt får denna medlem en profil sida (”<text:span text:style-name="T1">Profile Page</text:span>”) där den kan fylla i kontakt information (”<text:span text:style-name="T1">Infos/Contacts</text:span>”), musikaliska talanger(”<text:span text:style-name="T1">Skills</text:span>), vilken sorts utav projekt den är ute efter/vilka projekt som den har själv skapat (”<text:span text:style-name="T1">Projects</text:span>”) och vilka projekt medlemmen är med i (”<text:span text:style-name="T1">Groups</text:span>”). <text:s text:c="2"/></text:p>
      <text:p text:style-name="Standard"/>
      <text:p text:style-name="P30"><text:bookmark text:name="_Toc445897077"/>Användargränssnitt</text:p>
      <text:p text:style-name="P6">Vi kommer att visa och förklara vad varje funktion gör på alla tillgängliga sidor. Vi kommer också att visa hur det ser ut. (Det kommer att ändras i framtiden)</text:p>
      <text:p text:style-name="P6"/>
      <text:p text:style-name="P7">Hemsidan</text:p>
      <text:p text:style-name="P8"><draw:frame draw:style-name="fr1" draw:name="grafik1" text:anchor-type="as-char" svg:width="16.178cm" svg:height="9.107cm" draw:z-index="6"><draw:image xlink:href="Pictures/2000000800008D2E00004F6095B0A566.wmf" xlink:type="simple" xlink:show="embed" xlink:actuate="onLoad"/></draw:frame></text:p>
      <text:p text:style-name="P6">En enkel hemsida där man får en idé om vad det handlar om genom en liten presentation. Toolbaren där uppe är tillgänglig i alla sidor för att lättare kunna navigera mellan dem. Man skulle också kunna kolla på nuvarande projekt och annan typ av information. Contact knappen är inte klar en så vi kommer inte att visa det.</text:p>
      <text:p text:style-name="P7">Registration sida</text:p>
      <text:p text:style-name="P8"><draw:frame draw:style-name="fr2" draw:name="grafik2" text:anchor-type="as-char" svg:y="-9.534cm" svg:width="16.178cm" svg:height="9.107cm" draw:z-index="7"><draw:image xlink:href="Pictures/2000000800008D2E00004F60D7FB5CFB.wmf" xlink:type="simple" xlink:show="embed" xlink:actuate="onLoad"/></draw:frame></text:p>
      <text:p text:style-name="P6"><text:soft-page-break/>Just nu är den enkel och preliminär. Man behöver bara skapa ett användarnamn och lösenord vilket man upprepar en gång. I framtiden ska man kunna ha mejl och andra funktionaliteter.</text:p>
      <text:p text:style-name="P7">About us sida:</text:p>
      <text:p text:style-name="P8"><draw:frame draw:style-name="fr1" draw:name="grafik3" text:anchor-type="as-char" svg:width="16.178cm" svg:height="9.107cm" draw:z-index="9"><draw:image xlink:href="Pictures/2000000800008D2E00004F609D473C34.wmf" xlink:type="simple" xlink:show="embed" xlink:actuate="onLoad"/></draw:frame></text:p>
      <text:p text:style-name="P6">Text som beskriver bakrgrund om HitIt och om utvecklarna.</text:p>
      <text:p text:style-name="P7">Logga in Sida</text:p>
      <text:p text:style-name="P8"><draw:frame draw:style-name="fr1" draw:name="grafik4" text:anchor-type="as-char" svg:width="16.178cm" svg:height="9.107cm" draw:z-index="10"><draw:image xlink:href="Pictures/2000000800008D2E00004F60B85A5BA3.wmf" xlink:type="simple" xlink:show="embed" xlink:actuate="onLoad"/></draw:frame></text:p>
      <text:p text:style-name="P6">Rätt så enkel loginsida. I framtiden ska man kunna ansluta med andra sociala medier t.ex facebook och twitter.</text:p>
      <text:p text:style-name="P6"/>
      <text:p text:style-name="P7"/>
      <text:p text:style-name="P7"/>
      <text:p text:style-name="P7"/>
      <text:p text:style-name="P7"/>
      <text:p text:style-name="P7"><text:soft-page-break/>Hemsidan ”Session On”</text:p>
      <text:p text:style-name="P9"><text:span text:style-name="T5"><draw:frame draw:style-name="fr1" draw:name="grafik5" text:anchor-type="as-char" svg:width="16.178cm" svg:height="10.142cm" draw:z-index="11"><draw:image xlink:href="Pictures/200000080000C67000007C55166E890B.wmf" xlink:type="simple" xlink:show="embed" xlink:actuate="onLoad"/></draw:frame></text:span><text:span text:style-name="T4">När man loggar in så kan man nå sin profil, grupperna och man kan självklart logga ut.</text:span></text:p>
      <text:p text:style-name="P6"/>
      <text:p text:style-name="P7">Profilsida</text:p>
      <text:p text:style-name="P8"><draw:frame draw:style-name="fr1" draw:name="grafik6" text:anchor-type="as-char" svg:width="16.178cm" svg:height="10.142cm" draw:z-index="13"><draw:image xlink:href="Pictures/200000080000C67000007C553C46734D.wmf" xlink:type="simple" xlink:show="embed" xlink:actuate="onLoad"/></draw:frame></text:p>
      <text:p text:style-name="P6">Här ska man kunna se all information som gäller och det man väljer att visa. Man kan också uppdatera saker i sin profil som blir sökbara av andra användare.</text:p>
      <text:p text:style-name="P6"/>
      <text:p text:style-name="P7"><text:soft-page-break/>KontoHantering</text:p>
      <text:p text:style-name="P8"><draw:frame draw:style-name="fr1" draw:name="grafik7" text:anchor-type="as-char" svg:width="16.178cm" svg:height="10.142cm" draw:z-index="12"><draw:image xlink:href="Pictures/200000080000C67000007C55EC9D8FFD.wmf" xlink:type="simple" xlink:show="embed" xlink:actuate="onLoad"/></draw:frame></text:p>
      <text:p text:style-name="P6">Här kan man ändra sitt lösenord till kontot och vi ska gör så att man kan lägga till en mejladress.</text:p>
      <text:p text:style-name="Standard"/>
      <text:list xml:id="list39714885" text:continue-numbering="true" text:style-name="Outline">
        <text:list-item>
          <text:h text:style-name="Heading_20_1" text:outline-level="1"><text:bookmark-start text:name="__RefHeading__335_2003030783"/><text:bookmark-start text:name="_Toc445897078"/>Diagram/skiss<text:bookmark-end text:name="__RefHeading__335_2003030783"/><text:bookmark-end text:name="_Toc445897078"/></text:h>
        </text:list-item>
      </text:list>
      <text:p text:style-name="Standard">Följande är skissar på sidor. Inget är preliminärt, utan detta är till för att man ska få en uppfattning om hur vi har tänkt att göra de följande sidorna. </text:p>
      <text:p text:style-name="Standard"/>
      <text:p text:style-name="P5">Utforska ”Collaborations” kategori vy</text:p>
      <text:p text:style-name="Standard"><draw:g text:anchor-type="paragraph" draw:z-index="2" draw:style-name="gr1"><draw:custom-shape draw:style-name="gr14" draw:text-style-name="P49" svg:width="14.546cm" svg:height="1.613cm" svg:x="0.261cm" svg:y="0.053cm"><text:p text:style-name="P43"><text:span text:style-name="T8">Home | Explore Collaborations | Groups | About</text:span></text:p><draw:enhanced-geometry svg:viewBox="0 0 21600 21600" draw:mirror-horizontal="false" draw:mirror-vertical="false"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rect draw:style-name="gr16" draw:text-style-name="P50" svg:width="4.668cm" svg:height="0.403cm" svg:x="9.37cm" svg:y="0.64cm"><text:p text:style-name="P43"><text:span text:style-name="T14">Search...</text:span></text:p></draw:rect><draw:rect draw:style-name="gr12" draw:text-style-name="P51" svg:width="5.435cm" svg:height="1.689cm" svg:x="0.261cm" svg:y="1.813cm"><text:p text:style-name="P43"><text:span text:style-name="T10">Collab. Category 1</text:span></text:p></draw:rect><draw:rect draw:style-name="gr12" draw:text-style-name="P44" svg:width="5.435cm" svg:height="1.689cm" svg:x="8.299cm" svg:y="1.813cm"><text:p text:style-name="P43"><text:span text:style-name="T10">Collab. Category 2</text:span></text:p></draw:rect><draw:rect draw:style-name="gr12" draw:text-style-name="P51" svg:width="5.435cm" svg:height="1.687cm" svg:x="0.261cm" svg:y="3.759cm"><text:p text:style-name="P43"><text:span text:style-name="T10">Collab. Category 3</text:span></text:p></draw:rect><draw:rect draw:style-name="gr12" draw:text-style-name="P44" svg:width="5.435cm" svg:height="1.687cm" svg:x="8.299cm" svg:y="3.759cm"><text:p text:style-name="P43"><text:span text:style-name="T10">Collab. Category 4</text:span></text:p></draw:rect><draw:rect draw:style-name="gr12" draw:text-style-name="P44" svg:width="5.435cm" svg:height="1.685cm" svg:x="8.299cm" svg:y="5.74cm"><text:p text:style-name="P43"><text:span text:style-name="T10">Collab. Category 6</text:span></text:p></draw:rect><draw:rect draw:style-name="gr4" draw:text-style-name="P40" svg:width="5.435cm" svg:height="1.685cm" svg:x="0.261cm" svg:y="5.74cm"><text:p/></draw:rect><draw:frame draw:style-name="gr17" draw:text-style-name="P44" svg:width="4.834cm" svg:height="0.821cm" svg:x="0.205cm" svg:y="5.812cm"><draw:text-box><text:p text:style-name="P43"><text:span text:style-name="T10">Collab. Category 5</text:span></text:p></draw:text-box></draw:frame><draw:rect draw:style-name="gr11" draw:text-style-name="P52" svg:width="2.373cm" svg:height="0.405cm" svg:x="3.092cm" svg:y="2.988cm"><text:p text:style-name="P35"><text:span text:style-name="T10">Explore</text:span></text:p></draw:rect><draw:rect draw:style-name="gr11" draw:text-style-name="P52" svg:width="2.371cm" svg:height="0.405cm" svg:x="11.055cm" svg:y="2.988cm"><text:p text:style-name="P35"><text:span text:style-name="T10">Explore</text:span></text:p></draw:rect><draw:rect draw:style-name="gr11" draw:text-style-name="P52" svg:width="2.373cm" svg:height="0.405cm" svg:x="3.092cm" svg:y="4.895cm"><text:p text:style-name="P35"><text:span text:style-name="T10">Explore</text:span></text:p></draw:rect><draw:rect draw:style-name="gr11" draw:text-style-name="P52" svg:width="2.375cm" svg:height="0.403cm" svg:x="11.131cm" svg:y="4.934cm"><text:p text:style-name="P35"><text:span text:style-name="T10">Explore</text:span></text:p></draw:rect><draw:rect draw:style-name="gr11" draw:text-style-name="P52" svg:width="2.375cm" svg:height="0.405cm" svg:x="3.17cm" svg:y="6.911cm"><text:p text:style-name="P35"><text:span text:style-name="T10">Explore</text:span></text:p></draw:rect><draw:rect draw:style-name="gr11" draw:text-style-name="P52" svg:width="2.371cm" svg:height="0.405cm" svg:x="11.055cm" svg:y="6.911cm"><text:p text:style-name="P35"><text:span text:style-name="T10">Explore</text:span></text:p></draw:rect><draw:custom-shape draw:style-name="gr18" draw:text-style-name="P40" svg:width="0.382cm" svg:height="0.184cm" svg:x="5.851cm" svg:y="8.5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40" svg:width="0.384cm" svg:height="0.184cm" svg:x="6.615cm" svg:y="8.5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40" svg:width="0.385cm" svg:height="0.184cm" svg:x="7.382cm" svg:y="8.5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Standard"/>
      <text:p text:style-name="Standard"/>
      <text:p text:style-name="P11"/>
      <text:p text:style-name="P11"/>
      <text:p text:style-name="P11"/>
      <text:p text:style-name="P11"/>
      <text:p text:style-name="P11"/>
      <text:p text:style-name="P11"/>
      <text:p text:style-name="P11"/>
      <text:p text:style-name="P11"/>
      <text:p text:style-name="P11"/>
      <text:p text:style-name="P13"><draw:g text:anchor-type="paragraph" draw:z-index="3" draw:style-name="gr1"><draw:custom-shape draw:style-name="gr19" draw:text-style-name="P53" svg:width="14.586cm" svg:height="2.774cm" svg:x="0.429cm" svg:y="1.337cm"><text:p text:style-name="P43"><text:span text:style-name="T7">Home | Explore Collaborations | Groups | About</text:span></text:p><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rect draw:style-name="gr20" draw:text-style-name="P50" svg:width="4.687cm" svg:height="0.692cm" svg:x="9.562cm" svg:y="2.346cm"><text:p text:style-name="P43"><text:span text:style-name="T14">Search...</text:span></text:p></draw:rect><draw:rect draw:style-name="gr21" draw:text-style-name="P51" svg:width="5.449cm" svg:height="2.901cm" svg:x="0.429cm" svg:y="4.36cm"><text:p text:style-name="P43"><text:span text:style-name="T10">Collab. Category 1</text:span></text:p></draw:rect><draw:rect draw:style-name="gr21" draw:text-style-name="P44" svg:width="5.449cm" svg:height="2.901cm" svg:x="8.493cm" svg:y="4.36cm"><text:p text:style-name="P43"><text:span text:style-name="T10">Collab. Category 2</text:span></text:p></draw:rect><draw:rect draw:style-name="gr21" draw:text-style-name="P51" svg:width="5.449cm" svg:height="2.899cm" svg:x="0.429cm" svg:y="7.701cm"><text:p text:style-name="P43"><text:span text:style-name="T10">Collab. Category 3</text:span></text:p></draw:rect><draw:rect draw:style-name="gr21" draw:text-style-name="P44" svg:width="5.449cm" svg:height="2.899cm" svg:x="8.493cm" svg:y="7.701cm"><text:p text:style-name="P43"><text:span text:style-name="T10">Collab. Category 4</text:span></text:p></draw:rect><draw:rect draw:style-name="gr21" draw:text-style-name="P44" svg:width="5.449cm" svg:height="2.899cm" svg:x="8.493cm" svg:y="11.102cm"><text:p text:style-name="P43"><text:span text:style-name="T10">Collab. Category 6</text:span></text:p></draw:rect><draw:rect draw:style-name="gr22" draw:text-style-name="P40" svg:width="5.449cm" svg:height="2.899cm" svg:x="0.429cm" svg:y="11.102cm"><text:p/></draw:rect><draw:frame draw:style-name="gr23" draw:text-style-name="P44" svg:width="4.873cm" svg:height="0.821cm" svg:x="0.374cm" svg:y="11.227cm"><draw:text-box><text:p text:style-name="P43"><text:span text:style-name="T10">Collab. Category 5</text:span></text:p></draw:text-box></draw:frame><draw:rect draw:style-name="gr24" draw:text-style-name="P52" svg:width="2.384cm" svg:height="0.694cm" svg:x="3.27cm" svg:y="6.376cm"><text:p text:style-name="P35"><text:span text:style-name="T10">Join</text:span></text:p></draw:rect><draw:rect draw:style-name="gr24" draw:text-style-name="P52" svg:width="2.384cm" svg:height="0.694cm" svg:x="11.254cm" svg:y="6.376cm"><text:p text:style-name="P35"><text:span text:style-name="T10">Join</text:span></text:p></draw:rect><draw:rect draw:style-name="gr24" draw:text-style-name="P52" svg:width="2.384cm" svg:height="0.692cm" svg:x="3.27cm" svg:y="9.654cm"><text:p text:style-name="P35"><text:span text:style-name="T10">Join</text:span></text:p></draw:rect><draw:rect draw:style-name="gr24" draw:text-style-name="P52" svg:width="2.378cm" svg:height="0.694cm" svg:x="11.331cm" svg:y="9.715cm"><text:p text:style-name="P35"><text:span text:style-name="T10">Join</text:span></text:p></draw:rect><draw:rect draw:style-name="gr24" draw:text-style-name="P52" svg:width="2.378cm" svg:height="0.694cm" svg:x="3.35cm" svg:y="13.118cm"><text:p text:style-name="P35"><text:span text:style-name="T10">Join</text:span></text:p></draw:rect><draw:rect draw:style-name="gr24" draw:text-style-name="P52" svg:width="2.384cm" svg:height="0.694cm" svg:x="11.254cm" svg:y="13.118cm"><text:p text:style-name="P35"><text:span text:style-name="T10">Join</text:span></text:p></draw:rect><draw:custom-shape draw:style-name="gr25" draw:text-style-name="P40" svg:width="0.38cm" svg:height="0.317cm" svg:x="6.038cm" svg:y="15.95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5" draw:text-style-name="P40" svg:width="0.385cm" svg:height="0.317cm" svg:x="6.802cm" svg:y="15.9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40" svg:width="0.389cm" svg:height="0.317cm" svg:x="7.569cm" svg:y="15.953cm"><text:p/><draw:enhanced-geometry svg:viewBox="0 0 21600 21600" draw:glue-points="10800 0 3163 3163 0 10800 3163 18437 10800 21600 18437 18437 21600 10800 18437 3163" draw:text-areas="3163 3163 18437 18437" draw:type="ellipse" draw:enhanced-path="U 10800 10800 10800 10800 0 360 Z N"/></draw:custom-shape><draw:rect draw:style-name="gr24" draw:text-style-name="P52" svg:width="2.378cm" svg:height="0.694cm" svg:x="0.66cm" svg:y="6.376cm"><text:p text:style-name="P35"><text:span text:style-name="T10">Details</text:span></text:p></draw:rect><draw:rect draw:style-name="gr24" draw:text-style-name="P52" svg:width="2.38cm" svg:height="0.694cm" svg:x="8.641cm" svg:y="6.376cm"><text:p text:style-name="P35"><text:span text:style-name="T10">Details</text:span></text:p></draw:rect><draw:rect draw:style-name="gr24" draw:text-style-name="P52" svg:width="2.378cm" svg:height="0.692cm" svg:x="0.66cm" svg:y="9.654cm"><text:p text:style-name="P35"><text:span text:style-name="T10">Details</text:span></text:p></draw:rect><draw:rect draw:style-name="gr24" draw:text-style-name="P52" svg:width="2.384cm" svg:height="0.694cm" svg:x="8.717cm" svg:y="9.715cm"><text:p text:style-name="P35"><text:span text:style-name="T10">Details</text:span></text:p></draw:rect><draw:rect draw:style-name="gr24" draw:text-style-name="P52" svg:width="2.386cm" svg:height="0.694cm" svg:x="0.734cm" svg:y="13.118cm"><text:p text:style-name="P35"><text:span text:style-name="T10">Details</text:span></text:p></draw:rect><draw:rect draw:style-name="gr24" draw:text-style-name="P52" svg:width="2.38cm" svg:height="0.694cm" svg:x="8.641cm" svg:y="13.118cm"><text:p text:style-name="P35"><text:span text:style-name="T10">Details</text:span></text:p></draw:rect></draw:g><text:soft-page-break/>Lista av ”collaboration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Collaboration” detalj vy</text:p>
      <text:p text:style-name="P13"><draw:g text:anchor-type="paragraph" draw:z-index="4" draw:style-name="gr1"><draw:custom-shape draw:style-name="gr26" draw:text-style-name="P53" svg:width="15.805cm" svg:height="3.687cm" svg:x="0.048cm" svg:y="0.005cm"><text:p text:style-name="P43"><text:span text:style-name="T7">Home | Explore Collaborations | Groups |Profile <text:s/>|About</text:span></text:p><draw:enhanced-geometry svg:viewBox="0 0 21600 21600" draw:mirror-horizontal="false" draw:mirror-vertical="false"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rect draw:style-name="gr27" draw:text-style-name="P50" svg:width="4.889cm" svg:height="0.671cm" svg:x="10.194cm" svg:y="1.43cm"><text:p text:style-name="P43"><text:span text:style-name="T14">Search...</text:span></text:p></draw:rect><draw:rect draw:style-name="gr28" draw:text-style-name="P54" svg:width="15.721cm" svg:height="10.898cm" svg:x="0.133cm" svg:y="4.531cm"><text:p text:style-name="P43"><text:span text:style-name="T6">Collaboration 1</text:span></text:p></draw:rect><draw:line draw:style-name="gr29" draw:text-style-name="P40" svg:x1="0.131cm" svg:y1="7.883cm" svg:x2="15.852cm" svg:y2="7.883cm"><text:p/></draw:line><draw:rect draw:style-name="gr30" draw:text-style-name="P52" svg:width="2.58cm" svg:height="0.923cm" svg:x="13.108cm" svg:y="4.783cm"><text:p text:style-name="P35"><text:span text:style-name="T10">Join</text:span></text:p></draw:rect><draw:custom-shape draw:style-name="gr26" draw:text-style-name="P55" svg:width="3.908cm" svg:height="0.662cm" svg:x="0.123cm" svg:y="7.223cm"><text:p text:style-name="P35"><text:span text:style-name="T15">Description</text:span></text:p><draw:enhanced-geometry svg:viewBox="0 0 21600 21600" draw:mirror-horizontal="true" draw:mirror-vertical="fals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31" draw:text-style-name="P40" svg:width="0.165cm" svg:height="0.671cm" svg:x="0.133cm" svg:y="7.214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custom-shape draw:style-name="gr26" draw:text-style-name="P55" svg:width="3.911cm" svg:height="0.662cm" svg:x="3.863cm" svg:y="7.214cm"><text:p text:style-name="P35"><text:span text:style-name="T15">Posts</text:span></text:p><draw:enhanced-geometry svg:viewBox="0 0 21600 21600" draw:mirror-horizontal="true" draw:mirror-vertical="fals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6" draw:text-style-name="P55" svg:width="3.911cm" svg:height="0.662cm" svg:x="7.606cm" svg:y="7.214cm"><text:p text:style-name="P35"><text:span text:style-name="T15">Collaborations</text:span></text:p><draw:enhanced-geometry svg:viewBox="0 0 21600 21600" draw:mirror-horizontal="true" draw:mirror-vertical="fals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list xml:id="list4846862705082431825" text:style-name="L1">
        <text:list-item>
          <text:p text:style-name="P31">Beskrivning och objekt</text:p>
        </text:list-item>
        <text:list-item>
          <text:p text:style-name="P31">Ägare</text:p>
        </text:list-item>
        <text:list-item>
          <text:p text:style-name="P31">Kollaborations lista</text:p>
        </text:list-item>
        <text:list-item>
          <text:p text:style-name="P31">Inlägg (text, externa länkar, kommentarer)</text:p>
        </text:list-item>
      </text:list>
      <text:p text:style-name="P14"/>
      <text:list xml:id="list397448981" text:continue-numbering="true" text:style-name="L1">
        <text:list-item>
          <text:p text:style-name="P31">Sökning för en kollaboration<text:line-break/>○ Allmänt (namn, musikaliska talanger, utrustning)<text:line-break/>○ Möjlighet att minska resultaten</text:p>
        </text:list-item>
      </text:list>
      <text:p text:style-name="P13"/>
      <text:p text:style-name="P13"><text:soft-page-break/>Lista av ”user groups ”</text:p>
      <text:p text:style-name="P13"/>
      <text:p text:style-name="P13"><draw:g text:anchor-type="paragraph" draw:z-index="5" draw:style-name="gr1"><draw:custom-shape draw:style-name="gr14" draw:text-style-name="P56" svg:width="14.805cm" svg:height="2.673cm" svg:x="0.171cm" svg:y="0.231cm"><text:p text:style-name="P43"><text:span text:style-name="T15">Home | Explore Collaborations | Groups | About</text:span></text:p><draw:enhanced-geometry svg:viewBox="0 0 21600 21600" draw:mirror-horizontal="false" draw:mirror-vertical="false"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rect draw:style-name="gr16" draw:text-style-name="P50" svg:width="4.596cm" svg:height="0.484cm" svg:x="9.366cm" svg:y="1.386cm"><text:p text:style-name="P43"><text:span text:style-name="T14">Search...</text:span></text:p></draw:rect><draw:rect draw:style-name="gr12" draw:text-style-name="P51" svg:width="5.532cm" svg:height="2.793cm" svg:x="0.716cm" svg:y="3.083cm"><text:p text:style-name="P43"><text:span text:style-name="T10">User Group 1</text:span></text:p></draw:rect><draw:rect draw:style-name="gr12" draw:text-style-name="P44" svg:width="5.531cm" svg:height="2.793cm" svg:x="8.25cm" svg:y="3.159cm"><text:p text:style-name="P43"><text:span text:style-name="T16">User Group 2</text:span></text:p></draw:rect><draw:rect draw:style-name="gr12" draw:text-style-name="P51" svg:width="5.532cm" svg:height="2.793cm" svg:x="0.716cm" svg:y="6.362cm"><text:p text:style-name="P43"><text:span text:style-name="T16">User Group 3</text:span></text:p></draw:rect><draw:rect draw:style-name="gr12" draw:text-style-name="P44" svg:width="5.531cm" svg:height="2.791cm" svg:x="8.25cm" svg:y="6.376cm"><text:p text:style-name="P43"><text:span text:style-name="T16">User Group 4</text:span></text:p></draw:rect><draw:rect draw:style-name="gr12" draw:text-style-name="P44" svg:width="5.531cm" svg:height="2.795cm" svg:x="8.25cm" svg:y="9.654cm"><text:p text:style-name="P43"><text:span text:style-name="T16">User Group 6</text:span></text:p></draw:rect><draw:rect draw:style-name="gr4" draw:text-style-name="P40" svg:width="5.534cm" svg:height="2.795cm" svg:x="0.767cm" svg:y="9.654cm"><text:p/></draw:rect><draw:frame draw:style-name="gr32" draw:text-style-name="P44" svg:width="3.585cm" svg:height="0.858cm" svg:x="0.711cm" svg:y="9.775cm"><draw:text-box><text:p text:style-name="P43"><text:span text:style-name="T16">User Group 5</text:span></text:p></draw:text-box></draw:frame><draw:rect draw:style-name="gr11" draw:text-style-name="P52" svg:width="2.416cm" svg:height="0.671cm" svg:x="3.574cm" svg:y="5.099cm"><text:p text:style-name="P35"><text:span text:style-name="T10">Follow</text:span></text:p></draw:rect><draw:rect draw:style-name="gr11" draw:text-style-name="P52" svg:width="2.416cm" svg:height="0.671cm" svg:x="11.132cm" svg:y="5.099cm"><text:p text:style-name="P35"><text:span text:style-name="T16">Follow</text:span></text:p></draw:rect><draw:rect draw:style-name="gr11" draw:text-style-name="P52" svg:width="2.416cm" svg:height="0.671cm" svg:x="3.651cm" svg:y="8.257cm"><text:p text:style-name="P35"><text:span text:style-name="T16">Follow</text:span></text:p></draw:rect><draw:rect draw:style-name="gr11" draw:text-style-name="P52" svg:width="2.416cm" svg:height="0.671cm" svg:x="11.132cm" svg:y="8.318cm"><text:p text:style-name="P35"><text:span text:style-name="T16">Follow</text:span></text:p></draw:rect><draw:rect draw:style-name="gr11" draw:text-style-name="P52" svg:width="2.416cm" svg:height="0.668cm" svg:x="3.731cm" svg:y="11.598cm"><text:p text:style-name="P35"><text:span text:style-name="T16">Follow</text:span></text:p></draw:rect><draw:rect draw:style-name="gr11" draw:text-style-name="P52" svg:width="2.416cm" svg:height="0.668cm" svg:x="11.132cm" svg:y="11.598cm"><text:p text:style-name="P35"><text:span text:style-name="T16">Follow</text:span></text:p></draw:rect><draw:custom-shape draw:style-name="gr18" draw:text-style-name="P40" svg:width="0.391cm" svg:height="0.304cm" svg:x="5.755cm" svg:y="14.3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40" svg:width="0.391cm" svg:height="0.304cm" svg:x="6.533cm" svg:y="14.3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40" svg:width="0.391cm" svg:height="0.304cm" svg:x="7.313cm" svg:y="14.328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2680837357327187494" text:style-name="L2">
        <text:list-item>
          <text:p text:style-name="P32">Namn</text:p>
        </text:list-item>
        <text:list-item>
          <text:p text:style-name="P32">Beskrivning</text:p>
        </text:list-item>
        <text:list-item>
          <text:p text:style-name="P32">Medlemmar</text:p>
        </text:list-item>
        <text:list-item>
          <text:p text:style-name="P32">Synlighet (öppen, privat)</text:p>
        </text:list-item>
        <text:list-item>
          <text:p text:style-name="P32">Inlägg</text:p>
        </text:list-item>
      </text:list>
      <text:p text:style-name="P14"/>
      <text:p text:style-name="P14"/>
      <text:p text:style-name="P13"/>
      <text:p text:style-name="P13"><text:soft-page-break/>Profil sida</text:p>
      <text:p text:style-name="P14"><draw:g text:anchor-type="paragraph" draw:z-index="8" draw:style-name="gr1"><draw:custom-shape draw:style-name="gr14" draw:text-style-name="P57" svg:width="14.278cm" svg:height="2.874cm" svg:x="0.166cm" svg:y="0.266cm"><text:p text:style-name="P43"><text:span text:style-name="T17">Home | Explore Collaborations | Groups |Profile <text:s/>|About</text:span></text:p><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rect draw:style-name="gr16" draw:text-style-name="P50" svg:width="4.416cm" svg:height="0.525cm" svg:x="9.333cm" svg:y="1.374cm"><text:p text:style-name="P43"><text:span text:style-name="T14">Search...</text:span></text:p></draw:rect><draw:rect draw:style-name="gr6" draw:text-style-name="P54" svg:width="14.2cm" svg:height="8.487cm" svg:x="0.244cm" svg:y="3.79cm"><text:p text:style-name="P43"><text:span text:style-name="T6">Profile Page</text:span></text:p></draw:rect><draw:line draw:style-name="gr3" draw:text-style-name="P40" svg:x1="0.241cm" svg:y1="6.403cm" svg:x2="14.444cm" svg:y2="6.403cm"><text:p/></draw:line><draw:rect draw:style-name="gr11" draw:text-style-name="P52" svg:width="2.329cm" svg:height="0.717cm" svg:x="11.965cm" svg:y="3.986cm"><text:p text:style-name="P35"><text:span text:style-name="T10">Follow</text:span></text:p></draw:rect><draw:custom-shape draw:style-name="gr14" draw:text-style-name="P55" svg:width="3.53cm" svg:height="0.516cm" svg:x="0.236cm" svg:y="5.886cm"><text:p text:style-name="P35"><text:span text:style-name="T15">Info</text:span></text:p><draw:enhanced-geometry svg:viewBox="0 0 21600 21600" draw:mirror-horizontal="tru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8" draw:text-style-name="P40" svg:width="0.149cm" svg:height="0.523cm" svg:x="0.244cm" svg:y="5.879cm"><text:p/><draw:enhanced-geometry svg:viewBox="0 0 21600 21600" draw:glue-points="0 0 0 10800 0 21600 10800 21600 21600 21600 10800 10800" draw:text-areas="1900 12700 12700 19700" draw:type="right-triangle" draw:enhanced-path="M 0 0 L 21600 21600 0 21600 0 0 Z N"/></draw:custom-shape><draw:custom-shape draw:style-name="gr14" draw:text-style-name="P55" svg:width="3.532cm" svg:height="0.518cm" svg:x="3.623cm" svg:y="5.879cm"><text:p text:style-name="P35"><text:span text:style-name="T15">Skills</text:span></text:p><draw:enhanced-geometry svg:viewBox="0 0 21600 21600" draw:mirror-horizontal="tru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4" draw:text-style-name="P55" svg:width="3.534cm" svg:height="0.518cm" svg:x="6.994cm" svg:y="5.879cm"><text:p text:style-name="P35"><text:span text:style-name="T15">Collaborations</text:span></text:p><draw:enhanced-geometry svg:viewBox="0 0 21600 21600" draw:mirror-horizontal="tru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4" draw:text-style-name="P55" svg:width="3.534cm" svg:height="0.519cm" svg:x="10.377cm" svg:y="5.868cm"><text:p text:style-name="P35"><text:span text:style-name="T15">Groups</text:span></text:p><draw:enhanced-geometry svg:viewBox="0 0 21600 21600" draw:mirror-horizontal="tru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8" draw:text-style-name="P40" svg:width="1.35cm" svg:height="1.241cm" svg:x="0.371cm" svg:y="4.4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6427951740981706351" text:style-name="L3">
        <text:list-item>
          <text:p text:style-name="P33">Profilbild</text:p>
        </text:list-item>
        <text:list-item>
          <text:p text:style-name="P33">Personlig info<text:line-break/> ○ Namn, kön, födelse år/månad/dag</text:p>
        </text:list-item>
        <text:list-item>
          <text:p text:style-name="P33">Kontakt info<text:line-break/> ○ Plats, mejl, telefon numer</text:p>
        </text:list-item>
        <text:list-item>
          <text:p text:style-name="P33">Talanger<text:line-break/>○ Musikaliska talanger, år av erfarenhet, hur ofta talangen utövas</text:p>
        </text:list-item>
        <text:list-item>
          <text:p text:style-name="P33">Utbildning</text:p>
        </text:list-item>
        <text:list-item>
          <text:p text:style-name="P33">Influenser (genre, band, artist) </text:p>
        </text:list-item>
        <text:list-item>
          <text:p text:style-name="P33">Utrustning/licenserade program</text:p>
        </text:list-item>
        <text:list-item>
          <text:p text:style-name="P33">Föredra för gen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3" svg:font-family="Arial" style:font-family-generic="swiss"/>
    <style:font-face style:name="Calibri1" svg:font-family="Calibri"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sv" fo:country="S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2.3cm" style:writing-mode="lr-tb"/>
      <style:text-properties style:use-window-font-color="true" style:font-name="Calibri" fo:font-size="11pt" fo:language="sv" fo:country="S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text-align="justify" style:justify-single-word="false" fo:orphans="2" fo:widows="2" style:writing-mode="lr-tb"/>
      <style:text-properties style:use-window-font-color="true" style:font-name="Times New Roman"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font-size="16pt" fo:font-weight="bold" style:font-size-asian="16pt" style:font-weight-asian="bold"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font-size="14pt" fo:font-weight="bold" style:font-size-asian="14pt" style:font-weight-asian="bold"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font-weight="bold" style:font-weight-asian="bold" style:font-size-complex="12pt"/>
    </style:style>
    <style:style style:name="List_20_Paragraph" style:display-name="List Paragraph" style:family="paragraph" style:parent-style-name="Standard" style:default-outline-level="" style:list-style-name="">
      <style:paragraph-properties fo:margin-left="1.27cm" fo:margin-right="0cm" fo:margin-top="0cm" fo:margin-bottom="0.353cm" fo:line-height="115%" fo:text-align="start" style:justify-single-word="false" fo:text-indent="0cm" style:auto-text-indent="false"/>
      <style:text-properties style:font-name="Calibri" fo:font-size="11pt" style:font-size-asian="11pt"/>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fo:text-align="start" style:justify-single-word="false" text:number-lines="false" text:line-number="0"/>
      <style:text-properties fo:color="#2e74b5" style:font-name="Calibri Light" fo:font-size="16pt" fo:font-weight="normal" style:font-size-asian="16pt" style:language-asian="sv" style:country-asian="SE" style:font-weight-asian="normal"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16pt" fo:font-weight="bold" style:font-size-asian="16pt" style:font-weight-asian="bold" style:font-size-complex="16pt"/>
    </style:style>
    <style:style style:name="Heading_20_2_20_Char" style:display-name="Heading 2 Char" style:family="text" style:parent-style-name="Default_20_Paragraph_20_Font">
      <style:text-properties style:font-name="Times New Roman" fo:font-size="14pt" fo:font-weight="bold" style:font-size-asian="14pt" style:font-weight-asian="bold" style:font-size-complex="13pt"/>
    </style:style>
    <style:style style:name="Heading_20_3_20_Char" style:display-name="Heading 3 Char" style:family="text" style:parent-style-name="Default_20_Paragraph_20_Font">
      <style:text-properties style:font-name="Times New Roman" fo:font-size="12pt" fo:font-weight="bold" style:font-size-asian="12pt" style:font-weight-asian="bold" style:font-size-complex="12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style:font-size-asian="10pt" style:font-name-complex="Times New Roman2"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esigndokument <text:s text:c="150"/>Hitit</text:p>
        <text:p text:style-name="MP1"><text:s text:c="162"/>Grupp 10</text:p>
      </style:header>
      <style:footer>
        <text:p text:style-name="Footer"><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ina Allder</meta:initial-creator>
    <dc:creator>Shervin </dc:creator>
    <meta:editing-cycles>41</meta:editing-cycles>
    <meta:creation-date>2016-03-06T15:13:00</meta:creation-date>
    <dc:date>2016-04-14T19:55:40.81</dc:date>
    <meta:editing-duration>PT6H3M35S</meta:editing-duration>
    <meta:generator>OpenOffice/4.1.2$Win32 OpenOffice.org_project/412m3$Build-9782</meta:generator>
    <meta:document-statistic meta:table-count="1" meta:image-count="7" meta:object-count="0" meta:page-count="15" meta:paragraph-count="103" meta:word-count="792" meta:character-count="5283"/>
    <meta:user-defined meta:name="AppVersion">15.0000</meta:user-defined>
    <meta:user-defined meta:name="Company">Malmö högskol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